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StarSymbol" svg:font-family="StarSymbol"/>
  </office:font-face-decls>
  <office:automatic-styles>
    <style:style style:name="P1" style:family="paragraph" style:parent-style-name="Text_20_body">
      <style:text-properties officeooo:rsid="00126d4f" officeooo:paragraph-rsid="00126d4f"/>
    </style:style>
    <style:style style:name="P2" style:family="paragraph" style:parent-style-name="Text_20_body">
      <style:text-properties officeooo:rsid="00135ec9" officeooo:paragraph-rsid="00135ec9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fo:language="ru" fo:country="RU" officeooo:rsid="0024f446" officeooo:paragraph-rsid="0024f446"/>
    </style:style>
    <style:style style:name="P5" style:family="paragraph" style:parent-style-name="Text_20_body">
      <style:text-properties fo:language="ru" fo:country="RU" officeooo:rsid="002670bf" officeooo:paragraph-rsid="002670bf"/>
    </style:style>
    <style:style style:name="P6" style:family="paragraph" style:parent-style-name="Text_20_body">
      <style:text-properties officeooo:paragraph-rsid="0026f6ca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26f6ca"/>
    </style:style>
    <style:style style:name="P8" style:family="paragraph" style:parent-style-name="Листинг_20_программы" style:list-style-name="L2"/>
    <style:style style:name="P9" style:family="paragraph" style:parent-style-name="Text_20_body" style:list-style-name="L1">
      <style:text-properties fo:language="en" fo:country="US" officeooo:rsid="0026f6ca" officeooo:paragraph-rsid="0026f6ca"/>
    </style:style>
    <style:style style:name="P10" style:family="paragraph" style:parent-style-name="Text_20_body" style:list-style-name="L3">
      <style:text-properties fo:language="en" fo:country="US" officeooo:rsid="00319b57" officeooo:paragraph-rsid="00319b57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78cab" officeooo:paragraph-rsid="00278cab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cbb77" officeooo:paragraph-rsid="002cbb77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e2b21" officeooo:paragraph-rsid="002e2b21"/>
    </style:style>
    <style:style style:name="P14" style:family="paragraph" style:parent-style-name="Text_20_body" style:list-style-name="L2">
      <style:text-properties fo:language="ru" fo:country="RU" officeooo:rsid="002edc72" officeooo:paragraph-rsid="003435a3"/>
    </style:style>
    <style:style style:name="P15" style:family="paragraph" style:parent-style-name="Text_20_body" style:list-style-name="L3">
      <style:text-properties fo:language="ru" fo:country="RU" officeooo:rsid="00319b57" officeooo:paragraph-rsid="00319b57"/>
    </style:style>
    <style:style style:name="P16" style:family="paragraph" style:parent-style-name="Text_20_body" style:list-style-name="L2">
      <style:text-properties fo:language="ru" fo:country="RU" officeooo:rsid="003435a3" officeooo:paragraph-rsid="003435a3"/>
    </style:style>
    <style:style style:name="P17" style:family="paragraph" style:parent-style-name="Text_20_body" style:list-style-name="L3">
      <style:text-properties officeooo:paragraph-rsid="002edc72"/>
    </style:style>
    <style:style style:name="P18" style:family="paragraph" style:parent-style-name="Text_20_body" style:list-style-name="L3">
      <style:text-properties officeooo:rsid="003050a3" officeooo:paragraph-rsid="003050a3"/>
    </style:style>
    <style:style style:name="P19" style:family="paragraph" style:parent-style-name="Text_20_body" style:list-style-name="L3">
      <style:text-properties officeooo:rsid="00308921" officeooo:paragraph-rsid="00308921"/>
    </style:style>
    <style:style style:name="P20" style:family="paragraph" style:parent-style-name="Text_20_body" style:list-style-name="L3">
      <style:text-properties officeooo:rsid="00319b57" officeooo:paragraph-rsid="00319b57"/>
    </style:style>
    <style:style style:name="P21" style:family="paragraph" style:parent-style-name="Text_20_body" style:list-style-name="L3">
      <style:text-properties officeooo:rsid="0033228c" officeooo:paragraph-rsid="0033228c"/>
    </style:style>
    <style:style style:name="P22" style:family="paragraph" style:parent-style-name="Text_20_body" style:list-style-name="L2">
      <style:text-properties officeooo:paragraph-rsid="003435a3"/>
    </style:style>
    <style:style style:name="P23" style:family="paragraph" style:parent-style-name="Дополнительный_20_заголовок_20_2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1ab6"/>
    </style:style>
    <style:style style:name="T3" style:family="text">
      <style:text-properties fo:language="en" fo:country="US" officeooo:rsid="002edc72"/>
    </style:style>
    <style:style style:name="T4" style:family="text">
      <style:text-properties fo:language="en" fo:country="US" officeooo:rsid="003435a3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01ab6"/>
    </style:style>
    <style:style style:name="T7" style:family="text">
      <style:text-properties fo:language="ru" fo:country="RU" officeooo:rsid="002edc72"/>
    </style:style>
    <style:style style:name="T8" style:family="text">
      <style:text-properties fo:language="ru" fo:country="RU" officeooo:rsid="003435a3"/>
    </style:style>
    <style:style style:name="T9" style:family="text">
      <style:text-properties fo:language="ru" fo:country="RU" officeooo:rsid="003567ed"/>
    </style:style>
    <style:style style:name="T10" style:family="text">
      <style:text-properties officeooo:rsid="00269ebf"/>
    </style:style>
    <style:style style:name="T11" style:family="text">
      <style:text-properties officeooo:rsid="0026f6ca"/>
    </style:style>
    <style:style style:name="T12" style:family="text">
      <style:text-properties officeooo:rsid="002925c9"/>
    </style:style>
    <style:style style:name="T13" style:family="text">
      <style:text-properties officeooo:rsid="002e5bbb"/>
    </style:style>
    <style:style style:name="T14" style:family="text">
      <style:text-properties officeooo:rsid="002edc72"/>
    </style:style>
    <style:style style:name="T15" style:family="text">
      <style:text-properties officeooo:rsid="003050a3"/>
    </style:style>
    <style:style style:name="T16" style:family="text">
      <style:text-properties officeooo:rsid="00308921"/>
    </style:style>
    <style:style style:name="T17" style:family="text">
      <style:text-properties officeooo:rsid="0033228c"/>
    </style:style>
    <style:style style:name="T18" style:family="text">
      <style:text-properties officeooo:rsid="003435a3"/>
    </style:style>
    <style:style style:name="T19" style:family="text">
      <style:text-properties officeooo:rsid="003567ed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text:bullet-char="−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№<text:span text:style-name="T2">1</text:span></text:h>
      <text:p text:style-name="Title">Изучение основ языка манипулирования данными<text:span text:style-name="T1"> </text:span><text:span text:style-name="T2">SQL</text:span><text:span text:style-name="T1"> </text:span>на базе сервера <text:span text:style-name="T2">F</text:span>irebird</text:p>
      <text:h text:style-name="Heading_20_2" text:outline-level="2">Цель работы</text:h>
      <text:p text:style-name="P3"><text:tab/><text:span text:style-name="T6">В</text:span>ыработка практических навыков по работе с реляционными базами данных, изучить архитектуру сервера Firebird, основы языка запросов SQL, научиться создавать таблицы и осуществлять элементарные выборки.</text:p>
      <text:h text:style-name="Heading_20_2" text:outline-level="2">Постановка задачи</text:h>
      <text:p text:style-name="P1">&lt;Задача&gt;</text:p>
      <text:h text:style-name="Heading_20_2" text:outline-level="2">Ход выполнения работы</text:h>
      <text:p text:style-name="P4">Для выполнения данной лабораторной работы требуется подключить к программе файл базы данных. Для создания файла базы данных в командном интерпретатор<text:span text:style-name="T19">е</text:span> был введён следующий запрос:</text:p>
      <text:p text:style-name="Листинг_20_программы">CREATE DATABASE 'localhost:/opt/DM/ЛР_1/MyDB.fdb'</text:p>
      <text:p text:style-name="Листинг_20_программы"><text:tab/>USER 'sysdba' PASSWORD 'masterkey'</text:p>
      <text:p text:style-name="Листинг_20_программы"><text:tab/>DEFAULT CHARACTER SET utf8;</text:p>
      <text:p text:style-name="P4">В дальнейшем для подключения <text:span text:style-name="T19">к </text:span>уже существующей баз<text:span text:style-name="T19">е</text:span> данных будет использоваться следующий запрос:</text:p>
      <text:p text:style-name="Листинг_20_программы">CONNECT 'localhost:/opt/DM/ЛР_1/MyDB.fdb'</text:p>
      <text:p text:style-name="Листинг_20_программы"><text:tab/>USER 'sysdba' PASSWORD 'masterkey';</text:p>
      <text:p text:style-name="P5">После подключения к базе данных была создана тестовая таблица, <text:span text:style-name="T10">содержащая следующие атрибуты:</text:span></text:p>
      <text:list xml:id="list1797455281" text:style-name="L1">
        <text:list-item>
          <text:p text:style-name="P9">id. <text:span text:style-name="T5">Число. Первичный ключ.</text:span></text:p>
        </text:list-item>
        <text:list-item>
          <text:p text:style-name="P9">Name. <text:span text:style-name="T9">Строка.</text:span></text:p>
        </text:list-item>
        <text:list-item>
          <text:p text:style-name="P9">surname</text:p>
        </text:list-item>
        <text:list-item>
          <text:p text:style-name="P9">dep_num;</text:p>
        </text:list-item>
        <text:list-item>
          <text:p text:style-name="P9">job_cod</text:p>
        </text:list-item>
        <text:list-item>
          <text:p text:style-name="P9">salary</text:p>
        </text:list-item>
      </text:list>
      <text:p text:style-name="P6">Был <text:span text:style-name="T11">сформирован следующий запрос:</text:span></text:p>
      <text:p text:style-name="P7"/>
      <text:p text:style-name="P11"><text:soft-page-break/><text:tab/>Требуется создать таблицы базы данных, заданные <text:span text:style-name="T12">по варианту. В командную строку последовательно были введены следующие команды:</text:span></text:p>
      <text:p text:style-name="Листинг_20_программы">CREATE TABLE patient (</text:p>
      <text:p text:style-name="Листинг_20_программы"><text:tab/>id <text:s text:c="8"/>INTEGER <text:s text:c="5"/>NOT NULL PRIMARY KEY,</text:p>
      <text:p text:style-name="Листинг_20_программы"><text:tab/>FIO <text:s text:c="7"/>VARCHAR(128) NOT NULL,</text:p>
      <text:p text:style-name="Листинг_20_программы"><text:tab/>address <text:s text:c="3"/>VARCHAR(128) NOT NULL,</text:p>
      <text:p text:style-name="Листинг_20_программы"><text:tab/>birth_date DATE <text:s text:c="8"/>NOT NULL</text:p>
      <text:p text:style-name="Листинг_20_программы">);</text:p>
      <text:p text:style-name="Листинг_20_программы">CREATE TABLE surgeon (</text:p>
      <text:p text:style-name="Листинг_20_программы"><text:tab/>id <text:s/>INTEGER <text:s text:c="5"/>NOT NULL PRIMARY KEY,</text:p>
      <text:p text:style-name="Листинг_20_программы"><text:tab/>FIO VARCHAR(128) NOT NULL</text:p>
      <text:p text:style-name="Листинг_20_программы">);</text:p>
      <text:p text:style-name="Листинг_20_программы">CREATE TABLE drug (</text:p>
      <text:p text:style-name="Листинг_20_программы"><text:tab/>name VARCHAR(128) <text:s text:c="7"/>NOT NULL PRIMARY KEY,</text:p>
      <text:p text:style-name="Листинг_20_программы"><text:tab/>side_effect VARCHAR(256) NOT NULL</text:p>
      <text:p text:style-name="Листинг_20_программы">);</text:p>
      <text:p text:style-name="Листинг_20_программы">CREATE TABLE procedures (</text:p>
      <text:p text:style-name="Листинг_20_программы"><text:tab/>procedure_title VARCHAR(32) NOT NULL PRIMARY KEY,</text:p>
      <text:p text:style-name="Листинг_20_программы"><text:tab/>equipment <text:s text:c="6"/>VARCHAR(32) NOT NULL</text:p>
      <text:p text:style-name="Листинг_20_программы">);</text:p>
      <text:p text:style-name="P12"><text:tab/>После чего в каждую из таблиц были вставленных данные. Примеры запросов представлены ниже:</text:p>
      <text:p text:style-name="Листинг_20_программы">INSERT INTO patient (id, FIO, address, birth_date) VALUES (0, 'Мармеладова Александра Вячеславовна', 'Мартовская ул., 44А', '1968-12-26');<text:line-break/>INSERT INTO patient (id, FIO, address, birth_date) VALUES (1, 'Пынко Яна Валерьевна', 'ул. Георгиевская Балка, 24', '2008-04-06');</text:p>
      <text:p text:style-name="Листинг_20_программы">INSERT INTO surgeon (id, FIO) VALUES (1001, 'Горох Дмитрий Алексеевич');</text:p>
      <text:p text:style-name="Листинг_20_программы">INSERT INTO drug (name, side_effect) VALUES ('Эвалар Плюс', 'Ощущение сердцебиения;Повышение потоотделения;Снижение массы тела');<text:line-break/>INSERT INTO drug (name, side_effect) VALUES ('Сульддибромид', 'Бессонница');</text:p>
      <text:p text:style-name="Листинг_20_программы">INSERT INTO procedures (procedure_title, equipment) VALUES ('Пластика пупочной грыжи', 'АРГО 95У');<text:line-break/>INSERT INTO procedures (procedure_title, equipment) VALUES ('ПХО', 'FANGO MSP9010-AT');</text:p>
      <text:p text:style-name="P13"><text:tab/><text:span text:style-name="T13">Ниже </text:span><text:span text:style-name="T7">представлены запросы </text:span><text:span text:style-name="T3">SELECT </text:span><text:span text:style-name="T7">с простым и составным условиями</text:span><text:span text:style-name="T3">:</text:span></text:p>
      <text:list xml:id="list3117864406" text:style-name="L2">
        <text:list-item>
          <text:p text:style-name="P22"><text:span text:style-name="T7">Выбрать все </text:span><text:span text:style-name="T8">кортежи</text:span><text:span text:style-name="T7"> из таблицы </text:span><text:span text:style-name="T3">PATIENT, </text:span><text:span text:style-name="T7">где </text:span><text:span text:style-name="T3">ID = 20:</text:span></text:p>
          <text:p text:style-name="P8">SELECT * FROM patient WHERE ID=20;</text:p>
        </text:list-item>
        <text:list-item>
          <text:p text:style-name="P14">Выбрать все <text:span text:style-name="T18">кортежи </text:span>из таблицы <text:span text:style-name="T1">PATIENT, </text:span>у которых <text:span text:style-name="T18">атрибут</text:span> <text:span text:style-name="T1">FIO </text:span><text:span text:style-name="T4">с</text:span><text:span text:style-name="T18">одержит</text:span> « Яна » <text:span text:style-name="T18">в любом месте</text:span>:</text:p>
          <text:p text:style-name="P8">SELECT ID, FIO FROM patient WHERE FIO LIKE '% Яна %';</text:p>
        </text:list-item>
        <text:list-item>
          <text:p text:style-name="P16">Выбрать все кортежи из <text:span text:style-name="T1">PATIENT, </text:span>родившихся между <text:span text:style-name="T1">1990 </text:span>и 2010 годами:</text:p>
          <text:p text:style-name="P8">SELECT ID, birth_date FROM patient WHERE birth_date BETWEEN '1990-01-01' AND '2010-01-01' ORDER BY birth_date;</text:p>
        </text:list-item>
        <text:list-item>
          <text:p text:style-name="P16">Выбрать кортежи из <text:span text:style-name="T1">DRUG, </text:span>имеющих побочный эффект «Снижение массы тела» и содержащих символ «с» в названии препарата:</text:p>
          <text:p text:style-name="P8"><text:soft-page-break/>SELECT name FROM drug WHERE (side_effect LIKE '%Снижение массы тела%') AND (name LIKE '%с%') ORDER BY name ASC;</text:p>
        </text:list-item>
        <text:list-item>
          <text:p text:style-name="P16">Выбрать все кортежи из <text:span text:style-name="T1">PATIENT </text:span>либо являющимися женщинами с фамилией «Неторжко», либо родившихся в 2009 году и позднее:</text:p>
          <text:p text:style-name="P8">SELECT FIO, birth_date FROM patient WHERE (fio LIKE 'Неторжко %евна') OR (birth_date &gt; '2009-01-01') ORDER BY fio DESC;</text:p>
        </text:list-item>
      </text:list>
      <text:h text:style-name="Heading_20_2" text:outline-level="2" text:is-list-header="true">Вывод</text:h>
      <text:p text:style-name="P2"/>
      <text:h text:style-name="P23" text:outline-level="2">Контрольные вопросы</text:h>
      <text:list xml:id="list3385897976" text:style-name="L3">
        <text:list-item>
          <text:h text:style-name="P17" text:outline-level="2"><text:span text:style-name="T14">Архитектура Classic для каждого присоединённого пользовате</text:span><text:span text:style-name="T18">ля</text:span><text:span text:style-name="T14"> создает отдельный процесс; является более производительной. Архитектура SuperServer состоит из одного процесса, </text:span><text:span text:style-name="T15">обрабатывающего</text:span><text:span text:style-name="T14"> запросы клиентов в разных потоках этого же процесса; является более производительной.</text:span></text:h>
        </text:list-item>
        <text:list-item>
          <text:h text:style-name="P18" text:outline-level="2">При создании базы данных указывается следующая информация: путь к файлу базы данных; имя пользователя; пароль; используемый набор символов по умолчанию. Также разрешается указать размер страницы базы данных <text:span text:style-name="T17">(по умолчанию 4096)</text:span>.</text:h>
        </text:list-item>
        <text:list-item>
          <text:h text:style-name="P21" text:outline-level="2">Под транзакцией понимается последовательность операций над базой данных, переводящих её из одного состояния в другое.</text:h>
        </text:list-item>
        <text:list-item>
          <text:h text:style-name="P18" text:outline-level="2">Реляционная модель данных — модель данных, позволяющая хранить данные в виде таблиц <text:span text:style-name="T16">(отношений)</text:span> и взаимодействовать с ними посредством операторов.</text:h>
        </text:list-item>
        <text:list-item>
          <text:h text:style-name="P21" text:outline-level="2">Назначение СУБД:</text:h>
          <text:list>
            <text:list-item>
              <text:h text:style-name="P21" text:outline-level="2">удобство хранения и работы с большим объёмом данных;</text:h>
            </text:list-item>
            <text:list-item>
              <text:h text:style-name="P21" text:outline-level="2">предоставление единого интерфейса для работы с данными;</text:h>
            </text:list-item>
            <text:list-item>
              <text:h text:style-name="P21" text:outline-level="2">в сетевых системах: экономия памяти за счёт разделения подобъектов.</text:h>
            </text:list-item>
          </text:list>
        </text:list-item>
        <text:list-item>
          <text:h text:style-name="P19" text:outline-level="2">Основные понятия реляционных баз данных:</text:h>
          <text:list>
            <text:list-item>
              <text:h text:style-name="P19" text:outline-level="2"><text:span text:style-name="T17">о</text:span>тношение — таблица данных;</text:h>
            </text:list-item>
            <text:list-item>
              <text:h text:style-name="P19" text:outline-level="2"><text:span text:style-name="T17">а</text:span>трибут — поименованный столбец отношений;</text:h>
            </text:list-item>
            <text:list-item>
              <text:h text:style-name="P19" text:outline-level="2"><text:span text:style-name="T17">д</text:span>омен — набор допустимых значений для атрибута;</text:h>
            </text:list-item>
            <text:list-item>
              <text:h text:style-name="P19" text:outline-level="2"><text:span text:style-name="T17">к</text:span>ортеж — запись отношений.</text:h>
            </text:list-item>
          </text:list>
        </text:list-item>
        <text:list-item>
          <text:h text:style-name="P15" text:outline-level="2">В базе данных создание таблиц возможно с помощью оператора <text:span text:style-name="T1">CREATE TABLE.</text:span></text:h>
        </text:list-item>
        <text:list-item>
          <text:h text:style-name="P20" text:outline-level="2">Первичный ключ — уникальный идентификатор для отношения. Ключевой атрибут — атрибут, позволяющий однозначно идентифицировать запись в отношении.</text:h>
        </text:list-item>
        <text:list-item>
          <text:h text:style-name="P15" text:outline-level="2"><text:soft-page-break/>Вводить данные в отношение через оператор <text:span text:style-name="T1">INSERT INTO </text:span>следует таким образом:</text:h>
          <text:h text:style-name="P10" text:outline-level="2">INSERT INTO `&lt;<text:span text:style-name="T5">название_таблицы</text:span>&gt;` [(&lt;<text:span text:style-name="T5">перечисление_атрибутов_таблицы</text:span>&gt;)] VALUES (&lt;<text:span text:style-name="T5">перечисление_вставляемых_значений</text:span>&gt;);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Дополнительный_20_заголовок_20_2" style:display-name="Дополнительный заголовок 2" style:family="paragraph" style:parent-style-name="Heading_20_2" style:next-style-name="Text_20_body" style:default-outline-level="" style:list-style-name="" style:master-page-name="">
      <style:paragraph-properties fo:margin-left="0cm" fo:margin-right="0cm" fo:text-align="center" style:justify-single-word="false" fo:text-indent="0cm" style:auto-text-indent="false" style:page-number="auto" fo:break-before="page" text:number-lines="false" text:line-number="0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0:42:21.484000000</meta:creation-date>
    <meta:editing-duration>PT1H5M5S</meta:editing-duration>
    <meta:editing-cycles>10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dc:date>2022-02-24T16:46:34.531000000</dc:date>
    <dc:creator>Алексей  Филозоп</dc:creator>
    <meta:document-statistic meta:table-count="0" meta:image-count="0" meta:object-count="0" meta:page-count="5" meta:paragraph-count="77" meta:word-count="678" meta:character-count="5008" meta:non-whitespace-character-count="4365"/>
  </office:meta>
</office:document-meta>
</file>